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sana Math" svg:font-family="'Asana Math'" style:font-pitch="variable"/>
    <style:font-face style:name="EB Garamond 08" svg:font-family="'EB Garamond 08'" style:font-pitch="variable"/>
    <style:font-face style:name="EB Garamond 12" svg:font-family="'EB Garamond 12'" style:font-pitch="variable"/>
    <style:font-face style:name="GentiumAlt" svg:font-family="GentiumAlt" style:font-pitch="variable"/>
    <style:font-face style:name="Latin Modern Roman" svg:font-family="'Latin Modern Roman'" style:font-pitch="variable"/>
    <style:font-face style:name="Symbola" svg:font-family="Symbola" style:font-pitch="variable"/>
    <style:font-face style:name="TeX Gyre Pagella Math" svg:font-family="'TeX Gyre Pagella Math'" style:font-pitch="variable"/>
    <style:font-face style:name="Universalis ADF Cd Std" svg:font-family="'Universalis ADF Cd Std'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GentiumAlt" officeooo:rsid="00124272" officeooo:paragraph-rsid="00124272"/>
    </style:style>
    <style:style style:name="P2" style:family="paragraph" style:parent-style-name="Standard">
      <style:paragraph-properties fo:text-align="justify" style:justify-single-word="false"/>
      <style:text-properties style:font-name="GentiumAlt" officeooo:rsid="00124272" officeooo:paragraph-rsid="0017c720"/>
    </style:style>
    <style:style style:name="P3" style:family="paragraph" style:parent-style-name="Standard">
      <style:paragraph-properties fo:text-align="center" style:justify-single-word="false"/>
      <style:text-properties style:font-name="GentiumAlt" officeooo:rsid="00124272" officeooo:paragraph-rsid="00124272"/>
    </style:style>
    <style:style style:name="P4" style:family="paragraph" style:parent-style-name="Standard">
      <style:paragraph-properties fo:text-align="center" style:justify-single-word="false"/>
      <style:text-properties style:font-name="GentiumAlt" officeooo:rsid="00146e8a" officeooo:paragraph-rsid="00146e8a"/>
    </style:style>
    <style:style style:name="P5" style:family="paragraph" style:parent-style-name="Standard">
      <style:paragraph-properties fo:text-align="justify" style:justify-single-word="false"/>
      <style:text-properties style:font-name="GentiumAlt" officeooo:rsid="00128b5a" officeooo:paragraph-rsid="00146e8a"/>
    </style:style>
    <style:style style:name="P6" style:family="paragraph" style:parent-style-name="Standard">
      <style:paragraph-properties fo:text-align="justify" style:justify-single-word="false"/>
      <style:text-properties style:font-name="GentiumAlt" officeooo:rsid="00128b5a" officeooo:paragraph-rsid="001626c9"/>
    </style:style>
    <style:style style:name="T1" style:family="text">
      <style:text-properties officeooo:rsid="00128b5a"/>
    </style:style>
    <style:style style:name="T2" style:family="text">
      <style:text-properties officeooo:rsid="00146e8a"/>
    </style:style>
    <style:style style:name="T3" style:family="text">
      <style:text-properties officeooo:rsid="001626c9"/>
    </style:style>
    <style:style style:name="T4" style:family="text">
      <style:text-properties officeooo:rsid="0017c720"/>
    </style:style>
    <style:style style:name="T5" style:family="text">
      <style:text-properties officeooo:rsid="001d1d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tin AVERSENG</text:p>
      <text:p text:style-name="P3">Rapport d’avancement de 1ère année de thèse : </text:p>
      <text:p text:style-name="P1"/>
      <text:p text:style-name="P4">Introduction</text:p>
      <text:p text:style-name="P1"/>
      <text:p text:style-name="P2">Cette thèse souhaite explorer la question du préconditionnement pour les équations intégrales, et plus spécifiquement, ses liens possibles avec la nouvelle méthode SCSD proposée par François Alouges et Matthieu Aussal. <text:span text:style-name="T2">Le sujet a été affiné, dans la mesure où nous avons cloisonné deux questions assez différentes : celle du préconditionnement, en lui-même, qui est liée à l’ordre des opérateurs utilisés et à la fréquence, et celle de la régularité du bord, qui influence la vitesse de convergence des éléments finis. Nous avons étudié ces deux questions avec plus d’efforts sur la deuxième. </text:span>D’une manière générale, cette année a été consacrée principalement à <text:span text:style-name="T3">un travail bibliographique</text:span> <text:span text:style-name="T3">et de</text:span> familiarisation avec les concepts fondamentaux qui vont intervenir par la suite. </text:p>
      <text:p text:style-name="P1"/>
      <text:p text:style-name="P4">Travail effectué</text:p>
      <text:p text:style-name="P1"/>
      <text:p text:style-name="P1"><text:span text:style-name="T4">Parmi les notions explorées au cours de mon travail bibliographique</text:span>, figurent en particulier </text:p>
      <text:p text:style-name="P1"/>
      <text:p text:style-name="P1">-La théorie des opérateurs pseudo-différentiels, avec comme support principal le premier chapitre du livre de Serge Alignac et Patrick Gérard, combiné à d’autres références. <text:span text:style-name="T2">J’ai aussi fait de nombreuses recherches sur la question (épineuse) des opérateurs différentiels sur des surfaces non régulières. </text:span></text:p>
      <text:p text:style-name="P1"/>
      <text:p text:style-name="P1">-<text:span text:style-name="T1">Une introduction</text:span> aux variétés et aux formes différentielles, <text:span text:style-name="T3">avec plusieurs supports dont le cours de Master de Frédéric Paulin. </text:span></text:p>
      <text:p text:style-name="P1"/>
      <text:p text:style-name="P1">-<text:span text:style-name="T1">Les</text:span> résultats de continuité et d’inversibilité pour les opérateurs intégraux. <text:span text:style-name="T3">Un support important a été le livre de William McLean, «Strongly Elliptic systems and boundary integral equations». La question a aussi été abordée avec un point de vue historique. </text:span></text:p>
      <text:p text:style-name="P1"/>
      <text:p text:style-name="P1">-L’état de l’art des méthodes actuelles de préconditionnement pour les équations intégrales. </text:p>
      <text:p text:style-name="P1"/>
      <text:p text:style-name="P1">-<text:span text:style-name="T3">La</text:span> régularité des solutions aux EDP sur des domaines Lipshitzien, polygonaux, ou sur des écrans, et importance pour la conv<text:span text:style-name="T1">e</text:span>rgence des approximations numériques. <text:span text:style-name="T3">Un support important a été le livre de Pierre Grisvard « elliptic problems in non-smooth domains ». </text:span></text:p>
      <text:p text:style-name="P1"/>
      <text:p text:style-name="P1">-Etude plus particulière des équations intégrales en 2D sur des courbes ouvertes. Nous avons pris appui sur un papier récent (2012) d’Oscar Bruno, et sommes en train d’<text:span text:style-name="T5">exploiter son idée (qui existait en fait depuis longtemps et qui a suscité d’autres papier plus anciens) consistant à</text:span> modifier la définition des opérateurs intégraux en leur intégrant un « poids » qui permet de les rendre mieux conditionnés. <text:span text:style-name="T1">Nous avons notamment prouvé une relation de commutation qui permet de connaître la base des vecteurs propres de ces opérateurs à poids, et ainsi d’en faciliter l’étude. </text:span></text:p>
      <text:p text:style-name="P1"/>
      <text:p text:style-name="P5">D’autre part, suite au stage qui s’était déroulé au CMAP avant ma thèse, j’ai rédigé un article que nous allons bientôt soumettre qui généralise la méthode SCSD à la dimension 2 <text:span text:style-name="T2">à travers la méthode SBD (pour Sparse Bessel Decomposition)</text:span>. J’ai également poursuivi le développement du code correspondant. </text:p>
      <text:p text:style-name="P1"/>
      <text:p text:style-name="P1"><text:soft-page-break/>J’ai commencé cet été le développement d’un code Matlab <text:span text:style-name="T1">qui servira de support par la suite pour discrétiser les opérateurs intégraux dans le formalisme de Galerkine. Il intègre le code SBD de manière à compresser les matrices de ces opérateurs. </text:span></text:p>
      <text:p text:style-name="P1"/>
      <text:p text:style-name="P5">Sur un plan associatif, j’ai pris part cette année à l’oganisation de la « Tournée de Pi », une manifestation de diffusion scientifique <text:span text:style-name="T4">nationale et</text:span> <text:span text:style-name="T4">de grande envergure</text:span>. Ce projet a été assez prenant entre Février et Mars.</text:p>
      <text:p text:style-name="P5"/>
      <text:p text:style-name="P4">Bilan de l’année et <text:span text:style-name="T4">perspectives</text:span></text:p>
      <text:p text:style-name="P4"/>
      <text:p text:style-name="P6"><text:span text:style-name="T2">L</text:span>’encadrement de ma thèse par François Alouges se déroule très bien. <text:span text:style-name="T2">Je suis satisfait du travail bibliographique effectué cette année. En revanche, je me suis senti un peu passif pendant certaines périodes et ai éprouvé quelques difficultés à fournir un travail régulier. Pour y remédier, </text:span>nous avons fixé un rendez-vous hebdomadaire qui nous permet d’assurer un avancement et un suivi régulier de mon travail. <text:span text:style-name="T3">Nous respectons très bien ce rendez-vous depuis le début de cette deuxième année.</text:span></text:p>
      <text:p text:style-name="P6"/>
      <text:p text:style-name="P6"><text:span text:style-name="T2">I</text:span>l est maintenant primordial <text:span text:style-name="T3">pour moi </text:span>de passer dans une phase plus active. <text:span text:style-name="T2">Les prochaines tâches sont, à court-terme</text:span></text:p>
      <text:p text:style-name="P5">-<text:span text:style-name="T2">Terminer la programmation du code Matlab pour les équations intégrales en 2D, et y tester nombre d’idées qui ont émergé de nos recherches. </text:span></text:p>
      <text:p text:style-name="P5">-<text:span text:style-name="T2">Implémenter les opérateurs intégraux à poids. </text:span></text:p>
      <text:p text:style-name="P5">-<text:span text:style-name="T3">Implémenter les approximants de Padé qui vont intervenir dans nos futures recherches pour calculer des racines carrées d’opérateur intégraux. </text:span></text:p>
      <text:p text:style-name="P5">-<text:span text:style-name="T2">Commencer la rédaction d’un article pour les équations intégrales en 2D centré sur la question du précondidionnement.</text:span></text:p>
      <text:p text:style-name="P5"/>
      <text:p text:style-name="P5">À <text:span text:style-name="T2">plus long-terme, nous avons aussi envisagé la rédaction d’une « review » sur les méthodes de pré-conditionnement pour les équations intégrales, pour mettre à profit de manière concrète le travail bibliographique que j’ai fait jusqu’ici. </text:span>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sana Math" svg:font-family="'Asana Math'" style:font-pitch="variable"/>
    <style:font-face style:name="EB Garamond 08" svg:font-family="'EB Garamond 08'" style:font-pitch="variable"/>
    <style:font-face style:name="EB Garamond 12" svg:font-family="'EB Garamond 12'" style:font-pitch="variable"/>
    <style:font-face style:name="GentiumAlt" svg:font-family="GentiumAlt" style:font-pitch="variable"/>
    <style:font-face style:name="Latin Modern Roman" svg:font-family="'Latin Modern Roman'" style:font-pitch="variable"/>
    <style:font-face style:name="Symbola" svg:font-family="Symbola" style:font-pitch="variable"/>
    <style:font-face style:name="TeX Gyre Pagella Math" svg:font-family="'TeX Gyre Pagella Math'" style:font-pitch="variable"/>
    <style:font-face style:name="Universalis ADF Cd Std" svg:font-family="'Universalis ADF Cd Std'" style:font-pitch="variable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2:21:10.934930963</meta:creation-date>
    <dc:date>2017-10-18T13:14:21.418218617</dc:date>
    <meta:editing-duration>PT13M5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3" meta:word-count="717" meta:character-count="4687" meta:non-whitespace-character-count="3978"/>
  </office:meta>
</office:document-meta>
</file>